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r-5" style:family="text">
      <style:text-properties fo:font-size="5.0pt"/>
    </style:style>
    <style:style style:name="cmr-7" style:family="text">
      <style:text-properties fo:font-size="7.0pt"/>
    </style:style>
    <style:style style:name="cmmi-5" style:family="text">
      <style:text-properties fo:font-style="italic" fo:font-size="5.0pt"/>
    </style:style>
    <style:style style:name="cmmi-7" style:family="text">
      <style:text-properties fo:font-style="italic" fo:font-size="7.0pt"/>
    </style:style>
    <style:style style:name="cmmi-10" style:family="text">
      <style:text-properties fo:font-style="italic"/>
    </style:style>
    <style:style style:name="cmsy-5" style:family="text">
      <style:text-properties fo:font-size="5.0pt"/>
    </style:style>
    <style:style style:name="cmsy-7" style:family="text">
      <style:text-properties fo:font-size="7.0pt"/>
    </style:style>
    <style:style style:name="cmbsy-10" style:family="text">
      <style:text-properties fo:font-weight="bold"/>
    </style:style>
    <style:style style:name="cmbsy-7" style:family="text">
      <style:text-properties fo:font-weight="bold" fo:font-size="7.0pt"/>
    </style:style>
    <style:style style:name="cmbsy-5" style:family="text">
      <style:text-properties fo:font-weight="bold" fo:font-size="5.0pt"/>
    </style:style>
    <style:style style:name="ecbx-1000" style:family="text">
      <style:text-properties fo:font-weight="bold"/>
    </style:style>
    <style:style style:name="ecti-1000" style:family="text">
      <style:text-properties fo:font-style="italic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614.295pt" fo:page-height="794.96999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!--l. 29
-->
      <text:p text:style-name="Text-body">Table for <text:span text:style-name="textbf"><text:span text:style-name="ecbx-1000">means</text:span></text:span> comparison: phrase-level (OLD: <text:span text:style-name="textbf"><text:span text:style-name="ecbx-1000">no SAZ</text:span></text:span>)
</text:p>
      <!--l. 32
-->
      <text:p text:style-name="First-line-indent">   </text:p>
      <table:table table:style-name="tabular">
        <!--table:table-column-group ???="TBL-1-1g"
-->
        <table:table-column table:style-name="TBL-1-1"/>
        <!--/table:table-column-group
-->
        <!--table:table-column-group ???="TBL-1-2g"
-->
        <table:table-column table:style-name="TBL-1-2"/>
        <!--/table:table-column-group
-->
        <!--table:table-column-group ???="TBL-1-3g"
-->
        <table:table-column table:style-name="TBL-1-3"/>
        <!--/table:table-column-group
-->
        <!--table:table-column-group ???="TBL-1-4g"
-->
        <table:table-column table:style-name="TBL-1-4"/>
        <!--/table:table-column-group
-->
        <!--table:table-column-group ???="TBL-1-5g"
-->
        <table:table-column table:style-name="TBL-1-5"/>
        <!--/table:table-column-group
-->
        <!--table:table-column-group ???="TBL-1-6g"
-->
        <table:table-column table:style-name="TBL-1-6"/>
        <!--/table:table-column-group
--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-">
          <table:table-cell table:style-name="TBL-1-1-1">
            <text:p text:style-name="sty-LR11C">
  recordingName  </text:p>
          </table:table-cell>
          <table:table-cell table:style-name="TBL-1-1-2">
            <text:p text:style-name="sty-R11C">                                                        </text:p>
          </table:table-cell>
          <table:table-cell table:style-name="TBL-1-1-3">
            <text:p text:style-name="sty-R11C">
  sheetDev  </text:p>
          </table:table-cell>
          <table:table-cell table:style-name="TBL-1-1-4">
            <text:p text:style-name="sty-R11C">
  HMM polyphonic  </text:p>
          </table:table-cell>
          <table:table-cell table:number-columns-spanned="2" table:style-name="TBL-1-1-5">
            <text:p text:style-name="sty-R11C">                 HSMM
   </text:p>
          </table:table-cell>
        </table:table-row>
        <table:table-row table:style-name="TBL-1-2-">
          <table:table-cell table:style-name="TBL-1-2-1">
            <text:p text:style-name="sty-LR11C">
   </text:p>
          </table:table-cell>
        </table:table-row>
        <table:table-row table:style-name="cline-row">
          <table:table-cell table:style-name="cline-cell">
            <text:p text:style-name="cline-p"/>
          </table:table-cell>
          <table:table-cell table:style-name="cline-cell">
            <text:p text:style-name="cline-p-hr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</table:table-row>
        <table:table-row table:style-name="TBL-1-3-">
          <table:table-cell table:style-name="TBL-1-3-1">
            <text:p text:style-name="sty-LR11C">
   </text:p>
          </table:table-cell>
        </table:table-row>
        <table:table-row table:style-name="cline-row"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-hr"/>
          </table:table-cell>
          <table:table-cell table:style-name="cline-cell">
            <text:p text:style-name="cline-p-hr"/>
          </table:table-cell>
        </table:table-row>
        <table:table-row table:style-name="TBL-1-4-">
          <table:table-cell table:style-name="TBL-1-4-1">
            <text:p text:style-name="sty-LR11C">                          </text:p>
          </table:table-cell>
          <table:table-cell table:style-name="TBL-1-4-2">
            <text:p text:style-name="sty-R11C">                 recording MBID                 </text:p>
          </table:table-cell>
          <table:table-cell table:style-name="TBL-1-4-3">
            <text:p text:style-name="sty-R11C">               </text:p>
          </table:table-cell>
          <table:table-cell table:style-name="TBL-1-4-4">
            <text:p text:style-name="sty-R11C">                           </text:p>
          </table:table-cell>
          <table:table-cell table:style-name="TBL-1-4-5">
            <text:p text:style-name="sty-R11C">  polyphonic  </text:p>
          </table:table-cell>
          <table:table-cell table:style-name="TBL-1-4-6">
            <text:p text:style-name="sty-R11C">  acapella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5-">
          <table:table-cell table:style-name="TBL-1-5-1">
            <text:p text:style-name="sty-LR11C">         Sakın         </text:p>
          </table:table-cell>
          <table:table-cell table:style-name="TBL-1-5-2">
            <text:p text:style-name="sty-R11C">   9c26ff74-8541-4282-8a6e-5ba9aa5cc8a1   </text:p>
          </table:table-cell>
          <table:table-cell table:style-name="TBL-1-5-3">
            <text:p text:style-name="sty-R11C">     0.35     </text:p>
          </table:table-cell>
          <table:table-cell table:style-name="TBL-1-5-4">
            <text:p text:style-name="sty-R11C">           0.64           </text:p>
          </table:table-cell>
          <table:table-cell table:style-name="TBL-1-5-5">
            <text:p text:style-name="sty-R11C">      <text:span text:style-name="textbf"><text:span text:style-name="ecbx-1000">0.26</text:span></text:span>     </text:p>
          </table:table-cell>
          <table:table-cell table:style-name="TBL-1-5-6">
            <text:p text:style-name="sty-R11C">    0.13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6-">
          <table:table-cell table:style-name="TBL-1-6-1">
            <text:p text:style-name="sty-LR11C">      Gul Agaci      </text:p>
          </table:table-cell>
          <table:table-cell table:style-name="TBL-1-6-2">
            <text:p text:style-name="sty-R11C">  338e24ba-1f19-49a1-ad6a-2b89e0e09c38  </text:p>
          </table:table-cell>
          <table:table-cell table:style-name="TBL-1-6-3">
            <text:p text:style-name="sty-R11C">     0.35     </text:p>
          </table:table-cell>
          <table:table-cell table:style-name="TBL-1-6-4">
            <text:p text:style-name="sty-R11C">           0.52           </text:p>
          </table:table-cell>
          <table:table-cell table:style-name="TBL-1-6-5">
            <text:p text:style-name="sty-R11C">      <text:span text:style-name="textbf"><text:span text:style-name="ecbx-1000">0.27</text:span></text:span>     </text:p>
          </table:table-cell>
          <table:table-cell table:style-name="TBL-1-6-6">
            <text:p text:style-name="sty-R11C">    0.18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7-">
          <table:table-cell table:style-name="TBL-1-7-1">
            <text:p text:style-name="sty-LR11C">       Nihansın       </text:p>
          </table:table-cell>
          <table:table-cell table:style-name="TBL-1-7-2">
            <text:p text:style-name="sty-R11C">  1701ceba-bd5a-477e-b883-5dacac67da43  </text:p>
          </table:table-cell>
          <table:table-cell table:style-name="TBL-1-7-3">
            <text:p text:style-name="sty-R11C">     0.36     </text:p>
          </table:table-cell>
          <table:table-cell table:style-name="TBL-1-7-4">
            <text:p text:style-name="sty-R11C">           1.48           </text:p>
          </table:table-cell>
          <table:table-cell table:style-name="TBL-1-7-5">
            <text:p text:style-name="sty-R11C">      <text:span text:style-name="textbf"><text:span text:style-name="ecbx-1000">0.37</text:span></text:span>     </text:p>
          </table:table-cell>
          <table:table-cell table:style-name="TBL-1-7-6">
            <text:p text:style-name="sty-R11C">    0.24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8-">
          <table:table-cell table:style-name="TBL-1-8-1">
            <text:p text:style-name="sty-LR11C">           Gel           </text:p>
          </table:table-cell>
          <table:table-cell table:style-name="TBL-1-8-2">
            <text:p text:style-name="sty-R11C">   727cff89-392f-4d15-926d-63b2697d7f3f   </text:p>
          </table:table-cell>
          <table:table-cell table:style-name="TBL-1-8-3">
            <text:p text:style-name="sty-R11C">     0.45     </text:p>
          </table:table-cell>
          <table:table-cell table:style-name="TBL-1-8-4">
            <text:p text:style-name="sty-R11C">          <text:span text:style-name="textbf"><text:span text:style-name="ecbx-1000">0.41</text:span></text:span>         </text:p>
          </table:table-cell>
          <table:table-cell table:style-name="TBL-1-8-5">
            <text:p text:style-name="sty-R11C">      0.47      </text:p>
          </table:table-cell>
          <table:table-cell table:style-name="TBL-1-8-6">
            <text:p text:style-name="sty-R11C">    0.11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9-">
          <table:table-cell table:style-name="TBL-1-9-1">
            <text:p text:style-name="sty-LR11C">    Gelmez Oldu    </text:p>
          </table:table-cell>
          <table:table-cell table:style-name="TBL-1-9-2">
            <text:p text:style-name="sty-R11C">   8c7eccf5-0d9e-4f33-89f0-87e95b7da970   </text:p>
          </table:table-cell>
          <table:table-cell table:style-name="TBL-1-9-3">
            <text:p text:style-name="sty-R11C">      0.5      </text:p>
          </table:table-cell>
          <table:table-cell table:style-name="TBL-1-9-4">
            <text:p text:style-name="sty-R11C">           0.42           </text:p>
          </table:table-cell>
          <table:table-cell table:style-name="TBL-1-9-5">
            <text:p text:style-name="sty-R11C">      <text:span text:style-name="textbf"><text:span text:style-name="ecbx-1000">0.12</text:span></text:span>     </text:p>
          </table:table-cell>
          <table:table-cell table:style-name="TBL-1-9-6">
            <text:p text:style-name="sty-R11C">    0.07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0-">
          <table:table-cell table:style-name="TBL-1-10-1">
            <text:p text:style-name="sty-LR11C">         Olmaz         </text:p>
          </table:table-cell>
          <table:table-cell table:style-name="TBL-1-10-2">
            <text:p text:style-name="sty-R11C">  bd1758b6-297b-47fe-97b7-bf5d94f23049  </text:p>
          </table:table-cell>
          <table:table-cell table:style-name="TBL-1-10-3">
            <text:p text:style-name="sty-R11C">     0.56     </text:p>
          </table:table-cell>
          <table:table-cell table:style-name="TBL-1-10-4">
            <text:p text:style-name="sty-R11C">           0.93           </text:p>
          </table:table-cell>
          <table:table-cell table:style-name="TBL-1-10-5">
            <text:p text:style-name="sty-R11C">      <text:span text:style-name="textbf"><text:span text:style-name="ecbx-1000">0.63</text:span></text:span>     </text:p>
          </table:table-cell>
          <table:table-cell table:style-name="TBL-1-10-6">
            <text:p text:style-name="sty-R11C">    0.07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1-">
          <table:table-cell table:style-name="TBL-1-11-1">
            <text:p text:style-name="sty-LR11C">      Bakmiyor      </text:p>
          </table:table-cell>
          <table:table-cell table:style-name="TBL-1-11-2">
            <text:p text:style-name="sty-R11C">   f5a89c06-d9bc-4425-a8e6-0f44f7c108ef   </text:p>
          </table:table-cell>
          <table:table-cell table:style-name="TBL-1-11-3">
            <text:p text:style-name="sty-R11C">     0.63     </text:p>
          </table:table-cell>
          <table:table-cell table:style-name="TBL-1-11-4">
            <text:p text:style-name="sty-R11C">           1.83           </text:p>
          </table:table-cell>
          <table:table-cell table:style-name="TBL-1-11-5">
            <text:p text:style-name="sty-R11C">      <text:span text:style-name="textbf"><text:span text:style-name="ecbx-1000">0.45</text:span></text:span>     </text:p>
          </table:table-cell>
          <table:table-cell table:style-name="TBL-1-11-6">
            <text:p text:style-name="sty-R11C">    0.42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2-">
          <table:table-cell table:style-name="TBL-1-12-1">
            <text:p text:style-name="sty-LR11C">      Koklasam      </text:p>
          </table:table-cell>
          <table:table-cell table:style-name="TBL-1-12-2">
            <text:p text:style-name="sty-R11C">   b49c633c-5059-4658-a6e0-9f84a1ffb08b   </text:p>
          </table:table-cell>
          <table:table-cell table:style-name="TBL-1-12-3">
            <text:p text:style-name="sty-R11C">     0.65     </text:p>
          </table:table-cell>
          <table:table-cell table:style-name="TBL-1-12-4">
            <text:p text:style-name="sty-R11C">           0.94           </text:p>
          </table:table-cell>
          <table:table-cell table:style-name="TBL-1-12-5">
            <text:p text:style-name="sty-R11C">      <text:span text:style-name="textbf"><text:span text:style-name="ecbx-1000">0.78</text:span></text:span>     </text:p>
          </table:table-cell>
          <table:table-cell table:style-name="TBL-1-12-6">
            <text:p text:style-name="sty-R11C">    0.15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3-">
          <table:table-cell table:style-name="TBL-1-13-1">
            <text:p text:style-name="sty-LR11C">   Kimseye-Bekir   </text:p>
          </table:table-cell>
          <table:table-cell table:style-name="TBL-1-13-2">
            <text:p text:style-name="sty-R11C">   567b6a3c-0f08-42f8-b844-e9affdc9d215   </text:p>
          </table:table-cell>
          <table:table-cell table:style-name="TBL-1-13-3">
            <text:p text:style-name="sty-R11C">     0.83     </text:p>
          </table:table-cell>
          <table:table-cell table:style-name="TBL-1-13-4">
            <text:p text:style-name="sty-R11C">           2.17           </text:p>
          </table:table-cell>
          <table:table-cell table:style-name="TBL-1-13-5">
            <text:p text:style-name="sty-R11C">      <text:span text:style-name="textbf"><text:span text:style-name="ecbx-1000">0.92</text:span></text:span>     </text:p>
          </table:table-cell>
          <table:table-cell table:style-name="TBL-1-13-6">
            <text:p text:style-name="sty-R11C">    0.17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4-">
          <table:table-cell table:style-name="TBL-1-14-1">
            <text:p text:style-name="sty-LR11C">  Kimseye-Melihat  </text:p>
          </table:table-cell>
          <table:table-cell table:style-name="TBL-1-14-2">
            <text:p text:style-name="sty-R11C">   feda89e3-a50d-4ff8-87d4-c1e531cc1233   </text:p>
          </table:table-cell>
          <table:table-cell table:style-name="TBL-1-14-3">
            <text:p text:style-name="sty-R11C">     0.91     </text:p>
          </table:table-cell>
          <table:table-cell table:style-name="TBL-1-14-4">
            <text:p text:style-name="sty-R11C">           1.09           </text:p>
          </table:table-cell>
          <table:table-cell table:style-name="TBL-1-14-5">
            <text:p text:style-name="sty-R11C">      <text:span text:style-name="textbf"><text:span text:style-name="ecbx-1000">0.81</text:span></text:span>     </text:p>
          </table:table-cell>
          <table:table-cell table:style-name="TBL-1-14-6">
            <text:p text:style-name="sty-R11C">    0.45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5-">
          <table:table-cell table:style-name="TBL-1-15-1">
            <text:p text:style-name="sty-LR11C">       Akşam       </text:p>
          </table:table-cell>
          <table:table-cell table:style-name="TBL-1-15-2">
            <text:p text:style-name="sty-R11C">  43745ff1-0848-4592-b1ad-9e7b172b0ebd  </text:p>
          </table:table-cell>
          <table:table-cell table:style-name="TBL-1-15-3">
            <text:p text:style-name="sty-R11C">     1.01     </text:p>
          </table:table-cell>
          <table:table-cell table:style-name="TBL-1-15-4">
            <text:p text:style-name="sty-R11C">          <text:span text:style-name="textbf"><text:span text:style-name="ecbx-1000">0.78</text:span></text:span>         </text:p>
          </table:table-cell>
          <table:table-cell table:style-name="TBL-1-15-5">
            <text:p text:style-name="sty-R11C">       1.1       </text:p>
          </table:table-cell>
          <table:table-cell table:style-name="TBL-1-15-6">
            <text:p text:style-name="sty-R11C">    0.23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6-">
          <table:table-cell table:style-name="TBL-1-16-1">
            <text:p text:style-name="sty-LR11C">      Bir Ihtimal      </text:p>
          </table:table-cell>
          <table:table-cell table:style-name="TBL-1-16-2">
            <text:p text:style-name="sty-R11C">  dd536d18-aa84-451c-b7e5-d97271300b8c  </text:p>
          </table:table-cell>
          <table:table-cell table:style-name="TBL-1-16-3">
            <text:p text:style-name="sty-R11C">     1.33     </text:p>
          </table:table-cell>
          <table:table-cell table:style-name="TBL-1-16-4">
            <text:p text:style-name="sty-R11C">          <text:span text:style-name="textbf"><text:span text:style-name="ecbx-1000">1.49</text:span></text:span>         </text:p>
          </table:table-cell>
          <table:table-cell table:style-name="TBL-1-16-5">
            <text:p text:style-name="sty-R11C">       1.9       </text:p>
          </table:table-cell>
          <table:table-cell table:style-name="TBL-1-16-6">
            <text:p text:style-name="sty-R11C">    2.53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1-17-">
          <table:table-cell table:style-name="TBL-1-17-1">
            <text:p text:style-name="sty-LR11C">          <text:span text:style-name="Emphasis"><text:span text:style-name="ecti-1000">total</text:span></text:span>         </text:p>
          </table:table-cell>
          <table:table-cell table:style-name="TBL-1-17-2">
            <text:p text:style-name="sty-R11C">                                    </text:p>
          </table:table-cell>
          <table:table-cell table:style-name="TBL-1-17-3">
            <text:p text:style-name="sty-R11C">     <text:span text:style-name="Emphasis"><text:span text:style-name="ecti-1000">0.63</text:span></text:span>   </text:p>
          </table:table-cell>
          <table:table-cell table:style-name="TBL-1-17-4">
            <text:p text:style-name="sty-R11C">          <text:span text:style-name="Emphasis"><text:span text:style-name="ecti-1000">1.04</text:span></text:span>       </text:p>
          </table:table-cell>
          <table:table-cell table:style-name="TBL-1-17-5">
            <text:p text:style-name="sty-R11C">      <text:span text:style-name="Emphasis"><text:span text:style-name="ecti-1000">0.64</text:span></text:span>    </text:p>
          </table:table-cell>
          <table:table-cell table:style-name="TBL-1-17-6">
            <text:p text:style-name="sty-R11C">    <text:span text:style-name="Emphasis"><text:span text:style-name="ecti-1000">0.41</text:span></text:span>    </text:p>
          </table:table-cell>
        </table:table-row>
      </table:table>
      <!--l. 138
-->
      <text:p text:style-name="First-line-indent">   results are in
</text:p>
      <!--l. 140
-->
      <text:p text:style-name="First-line-indent">   folders
</text:p>
      <!--l. 142
-->
      <text:p text:style-name="First-line-indent">   dataset12sarki-noSAZ/turkish-makam-lyrics-2-audio-test-data-synthesis (file extension wordsDurationAligned)
</text:p>
      <!--l. 145
-->
      <text:p text:style-name="First-line-indent">   and
</text:p>
      <!--l. 149
-->
      <text:p text:style-name="First-line-indent">   dataset12sarki-noSAZ/ISTANBUL/ (file extension phrasesDurationSynthAligned)
</text:p>
      <!--l. 151
-->
      <text:p text:style-name="First-line-indent">   —————————————————————-
</text:p>
      <!--l. 153
-->
      <text:p text:style-name="First-line-indent">   Table for <text:span text:style-name="textbf"><text:span text:style-name="ecbx-1000">accuracy</text:span></text:span> comparison: phrase-level
</text:p>
      <!--l. 155
-->
      <text:p text:style-name="First-line-indent">   see paper/FigureGenScripts for text files with data withSAZ
</text:p>
      <!--l. 157
-->
      <text:p text:style-name="First-line-indent">   </text:p>
      <table:table table:style-name="tabular">
        <!--table:table-column-group ???="TBL-2-1g"
-->
        <table:table-column table:style-name="TBL-2-1"/>
        <table:table-column table:style-name="TBL-2-2"/>
        <!--/table:table-column-group
-->
        <!--table:table-column-group ???="TBL-2-3g"
-->
        <table:table-column table:style-name="TBL-2-3"/>
        <!--/table:table-column-group
-->
        <!--table:table-column-group ???="TBL-2-4g"
-->
        <table:table-column table:style-name="TBL-2-4"/>
        <!--/table:table-column-group
-->
        <!--table:table-column-group ???="TBL-2-5g"
-->
        <table:table-column table:style-name="TBL-2-5"/>
        <!--/table:table-column-group
-->
        <!--table:table-column-group ???="TBL-2-6g"
-->
        <table:table-column table:style-name="TBL-2-6"/>
        <!--/table:table-column-group
-->
        <!--table:table-column-group ???="TBL-2-7g"
-->
        <table:table-column table:style-name="TBL-2-7"/>
        <!--/table:table-column-group
--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-">
          <table:table-cell table:number-columns-spanned="2" table:style-name="TBL-2-1-1">
            <text:p text:style-name="sty-L10C">
  recordingName  </text:p>
          </table:table-cell>
          <table:table-cell table:style-name="TBL-2-1-3">
            <text:p text:style-name="sty-R11C">                                                        </text:p>
          </table:table-cell>
          <table:table-cell table:style-name="TBL-2-1-4">
            <text:p text:style-name="sty-R11C">
  score in-sync(with SAZ)  </text:p>
          </table:table-cell>
          <table:table-cell table:style-name="TBL-2-1-5">
            <text:p text:style-name="sty-R11C">
  HMM polyphonic  </text:p>
          </table:table-cell>
          <table:table-cell table:number-columns-spanned="2" table:style-name="TBL-2-1-6">
            <text:p text:style-name="sty-R11C">                         HSMM
   </text:p>
          </table:table-cell>
        </table:table-row>
        <table:table-row table:style-name="TBL-2-2-">
          <table:table-cell table:style-name="TBL-2-2-1">
            <text:p text:style-name="sty-L10R">
   </text:p>
          </table:table-cell>
        </table:table-row>
        <table:table-row table:style-name="cline-row"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-hr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</table:table-row>
        <table:table-row table:style-name="TBL-2-3-">
          <table:table-cell table:style-name="TBL-2-3-1">
            <text:p text:style-name="sty-L10R">
   </text:p>
          </table:table-cell>
        </table:table-row>
        <table:table-row table:style-name="cline-row"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"/>
          </table:table-cell>
          <table:table-cell table:style-name="cline-cell">
            <text:p text:style-name="cline-p-hr"/>
          </table:table-cell>
          <table:table-cell table:style-name="cline-cell">
            <text:p text:style-name="cline-p-hr"/>
          </table:table-cell>
        </table:table-row>
        <table:table-row table:style-name="TBL-2-4-">
          <table:table-cell table:number-columns-spanned="2" table:style-name="TBL-2-4-1">
            <text:p text:style-name="sty-L10C">
   recordingName  </text:p>
          </table:table-cell>
          <table:table-cell table:style-name="TBL-2-4-3">
            <text:p text:style-name="sty-R11C">                 recording MBID                 </text:p>
          </table:table-cell>
          <table:table-cell table:style-name="TBL-2-4-4">
            <text:p text:style-name="sty-R11C">                                   </text:p>
          </table:table-cell>
          <table:table-cell table:style-name="TBL-2-4-5">
            <text:p text:style-name="sty-R11C">                           </text:p>
          </table:table-cell>
          <table:table-cell table:style-name="TBL-2-4-6">
            <text:p text:style-name="sty-R11C">  polyphonic  </text:p>
          </table:table-cell>
          <table:table-cell table:style-name="TBL-2-4-7">
            <text:p text:style-name="sty-R11C">  acapella (with SAZ)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5-">
          <table:table-cell table:number-columns-spanned="2" table:style-name="TBL-2-5-1">
            <text:p text:style-name="sty-L10C">    Gelmez Oldu   </text:p>
          </table:table-cell>
          <table:table-cell table:style-name="TBL-2-5-3">
            <text:p text:style-name="sty-R11C">   8c7eccf5-0d9e-4f33-89f0-87e95b7da970   </text:p>
          </table:table-cell>
          <table:table-cell table:style-name="TBL-2-5-4">
            <text:p text:style-name="sty-R11C">               0.69               </text:p>
          </table:table-cell>
          <table:table-cell table:style-name="TBL-2-5-5">
            <text:p text:style-name="sty-R11C">           0.83           </text:p>
          </table:table-cell>
          <table:table-cell table:style-name="TBL-2-5-6">
            <text:p text:style-name="sty-R11C">      <text:span text:style-name="textbf"><text:span text:style-name="ecbx-1000">0.83</text:span></text:span>     </text:p>
          </table:table-cell>
          <table:table-cell table:style-name="TBL-2-5-7">
            <text:p text:style-name="sty-R11C">           0.8764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6-">
          <table:table-cell table:number-columns-spanned="2" table:style-name="TBL-2-6-1">
            <text:p text:style-name="sty-L10C">           Gel       </text:p>
          </table:table-cell>
          <table:table-cell table:style-name="TBL-2-6-3">
            <text:p text:style-name="sty-R11C">   727cff89-392f-4d15-926d-63b2697d7f3f   </text:p>
          </table:table-cell>
          <table:table-cell table:style-name="TBL-2-6-4">
            <text:p text:style-name="sty-R11C">               0.80               </text:p>
          </table:table-cell>
          <table:table-cell table:style-name="TBL-2-6-5">
            <text:p text:style-name="sty-R11C">           0.79           </text:p>
          </table:table-cell>
          <table:table-cell table:style-name="TBL-2-6-6">
            <text:p text:style-name="sty-R11C">      <text:span text:style-name="textbf"><text:span text:style-name="ecbx-1000">0.80</text:span></text:span>     </text:p>
          </table:table-cell>
          <table:table-cell table:style-name="TBL-2-6-7">
            <text:p text:style-name="sty-R11C">           0.9099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7-">
          <table:table-cell table:number-columns-spanned="2" table:style-name="TBL-2-7-1">
            <text:p text:style-name="sty-L10C">      Gul Agaci    </text:p>
          </table:table-cell>
          <table:table-cell table:style-name="TBL-2-7-3">
            <text:p text:style-name="sty-R11C">  338e24ba-1f19-49a1-ad6a-2b89e0e09c38  </text:p>
          </table:table-cell>
          <table:table-cell table:style-name="TBL-2-7-4">
            <text:p text:style-name="sty-R11C">               0.84               </text:p>
          </table:table-cell>
          <table:table-cell table:style-name="TBL-2-7-5">
            <text:p text:style-name="sty-R11C">           0.63           </text:p>
          </table:table-cell>
          <table:table-cell table:style-name="TBL-2-7-6">
            <text:p text:style-name="sty-R11C">      <text:span text:style-name="textbf"><text:span text:style-name="ecbx-1000">0.80</text:span></text:span>     </text:p>
          </table:table-cell>
          <table:table-cell table:style-name="TBL-2-7-7">
            <text:p text:style-name="sty-R11C">           0.8825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8-">
          <table:table-cell table:number-columns-spanned="2" table:style-name="TBL-2-8-1">
            <text:p text:style-name="sty-L10C">         Sakın      </text:p>
          </table:table-cell>
          <table:table-cell table:style-name="TBL-2-8-3">
            <text:p text:style-name="sty-R11C">   9c26ff74-8541-4282-8a6e-5ba9aa5cc8a1   </text:p>
          </table:table-cell>
          <table:table-cell table:style-name="TBL-2-8-4">
            <text:p text:style-name="sty-R11C">               0.86               </text:p>
          </table:table-cell>
          <table:table-cell table:style-name="TBL-2-8-5">
            <text:p text:style-name="sty-R11C">           0.52           </text:p>
          </table:table-cell>
          <table:table-cell table:style-name="TBL-2-8-6">
            <text:p text:style-name="sty-R11C">      <text:span text:style-name="textbf"><text:span text:style-name="ecbx-1000">0.87</text:span></text:span>     </text:p>
          </table:table-cell>
          <table:table-cell table:style-name="TBL-2-8-7">
            <text:p text:style-name="sty-R11C">           0.9170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9-">
          <table:table-cell table:number-columns-spanned="2" table:style-name="TBL-2-9-1">
            <text:p text:style-name="sty-L10C">       Akşam     </text:p>
          </table:table-cell>
          <table:table-cell table:style-name="TBL-2-9-3">
            <text:p text:style-name="sty-R11C">  43745ff1-0848-4592-b1ad-9e7b172b0ebd  </text:p>
          </table:table-cell>
          <table:table-cell table:style-name="TBL-2-9-4">
            <text:p text:style-name="sty-R11C">               0.87               </text:p>
          </table:table-cell>
          <table:table-cell table:style-name="TBL-2-9-5">
            <text:p text:style-name="sty-R11C">           0.68           </text:p>
          </table:table-cell>
          <table:table-cell table:style-name="TBL-2-9-6">
            <text:p text:style-name="sty-R11C">      <text:span text:style-name="textbf"><text:span text:style-name="ecbx-1000">0.92</text:span></text:span>     </text:p>
          </table:table-cell>
          <table:table-cell table:style-name="TBL-2-9-7">
            <text:p text:style-name="sty-R11C">           0.8451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0-">
          <table:table-cell table:number-columns-spanned="2" table:style-name="TBL-2-10-1">
            <text:p text:style-name="sty-L10C">      Bakmiyor    </text:p>
          </table:table-cell>
          <table:table-cell table:style-name="TBL-2-10-3">
            <text:p text:style-name="sty-R11C">   f5a89c06-d9bc-4425-a8e6-0f44f7c108ef   </text:p>
          </table:table-cell>
          <table:table-cell table:style-name="TBL-2-10-4">
            <text:p text:style-name="sty-R11C">               0.88               </text:p>
          </table:table-cell>
          <table:table-cell table:style-name="TBL-2-10-5">
            <text:p text:style-name="sty-R11C">           0.77           </text:p>
          </table:table-cell>
          <table:table-cell table:style-name="TBL-2-10-6">
            <text:p text:style-name="sty-R11C">      <text:span text:style-name="textbf"><text:span text:style-name="ecbx-1000">0.77</text:span></text:span>     </text:p>
          </table:table-cell>
          <table:table-cell table:style-name="TBL-2-10-7">
            <text:p text:style-name="sty-R11C">           0.7716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1-">
          <table:table-cell table:number-columns-spanned="2" table:style-name="TBL-2-11-1">
            <text:p text:style-name="sty-L10C">      Koklasam    </text:p>
          </table:table-cell>
          <table:table-cell table:style-name="TBL-2-11-3">
            <text:p text:style-name="sty-R11C">   b49c633c-5059-4658-a6e0-9f84a1ffb08b   </text:p>
          </table:table-cell>
          <table:table-cell table:style-name="TBL-2-11-4">
            <text:p text:style-name="sty-R11C">               0.88               </text:p>
          </table:table-cell>
          <table:table-cell table:style-name="TBL-2-11-5">
            <text:p text:style-name="sty-R11C">          <text:span text:style-name="textbf"><text:span text:style-name="ecbx-1000">0.83</text:span></text:span>         </text:p>
          </table:table-cell>
          <table:table-cell table:style-name="TBL-2-11-6">
            <text:p text:style-name="sty-R11C">      0.78      </text:p>
          </table:table-cell>
          <table:table-cell table:style-name="TBL-2-11-7">
            <text:p text:style-name="sty-R11C">           0.9389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2-">
          <table:table-cell table:number-columns-spanned="2" table:style-name="TBL-2-12-1">
            <text:p text:style-name="sty-L10C">       Nihansın    </text:p>
          </table:table-cell>
          <table:table-cell table:style-name="TBL-2-12-3">
            <text:p text:style-name="sty-R11C">  1701ceba-bd5a-477e-b883-5dacac67da43  </text:p>
          </table:table-cell>
          <table:table-cell table:style-name="TBL-2-12-4">
            <text:p text:style-name="sty-R11C">               0.90               </text:p>
          </table:table-cell>
          <table:table-cell table:style-name="TBL-2-12-5">
            <text:p text:style-name="sty-R11C">          <text:span text:style-name="textbf"><text:span text:style-name="ecbx-1000">0.78</text:span></text:span>         </text:p>
          </table:table-cell>
          <table:table-cell table:style-name="TBL-2-12-6">
            <text:p text:style-name="sty-R11C">      0.76      </text:p>
          </table:table-cell>
          <table:table-cell table:style-name="TBL-2-12-7">
            <text:p text:style-name="sty-R11C">           0.9172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3-">
          <table:table-cell table:number-columns-spanned="2" table:style-name="TBL-2-13-1">
            <text:p text:style-name="sty-L10C">   Kimseye-Bekir  </text:p>
          </table:table-cell>
          <table:table-cell table:style-name="TBL-2-13-3">
            <text:p text:style-name="sty-R11C">   567b6a3c-0f08-42f8-b844-e9affdc9d215   </text:p>
          </table:table-cell>
          <table:table-cell table:style-name="TBL-2-13-4">
            <text:p text:style-name="sty-R11C">               0.91               </text:p>
          </table:table-cell>
          <table:table-cell table:style-name="TBL-2-13-5">
            <text:p text:style-name="sty-R11C">           0.75           </text:p>
          </table:table-cell>
          <table:table-cell table:style-name="TBL-2-13-6">
            <text:p text:style-name="sty-R11C">      <text:span text:style-name="textbf"><text:span text:style-name="ecbx-1000">0.83</text:span></text:span>     </text:p>
          </table:table-cell>
          <table:table-cell table:style-name="TBL-2-13-7">
            <text:p text:style-name="sty-R11C">           0.9161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4-">
          <table:table-cell table:number-columns-spanned="2" table:style-name="TBL-2-14-1">
            <text:p text:style-name="sty-L10C">  Kimseye-Melihat </text:p>
          </table:table-cell>
          <table:table-cell table:style-name="TBL-2-14-3">
            <text:p text:style-name="sty-R11C">   feda89e3-a50d-4ff8-87d4-c1e531cc1233   </text:p>
          </table:table-cell>
          <table:table-cell table:style-name="TBL-2-14-4">
            <text:p text:style-name="sty-R11C">               0.92               </text:p>
          </table:table-cell>
          <table:table-cell table:style-name="TBL-2-14-5">
            <text:p text:style-name="sty-R11C">          <text:span text:style-name="textbf"><text:span text:style-name="ecbx-1000">0.92</text:span></text:span>         </text:p>
          </table:table-cell>
          <table:table-cell table:style-name="TBL-2-14-6">
            <text:p text:style-name="sty-R11C">      0.75      </text:p>
          </table:table-cell>
          <table:table-cell table:style-name="TBL-2-14-7">
            <text:p text:style-name="sty-R11C">           0.9261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5-">
          <table:table-cell table:number-columns-spanned="2" table:style-name="TBL-2-15-1">
            <text:p text:style-name="sty-L10C">      Bir Ihtimal    </text:p>
          </table:table-cell>
          <table:table-cell table:style-name="TBL-2-15-3">
            <text:p text:style-name="sty-R11C">  dd536d18-aa84-451c-b7e5-d97271300b8c  </text:p>
          </table:table-cell>
          <table:table-cell table:style-name="TBL-2-15-4">
            <text:p text:style-name="sty-R11C">               0.92               </text:p>
          </table:table-cell>
          <table:table-cell table:style-name="TBL-2-15-5">
            <text:p text:style-name="sty-R11C">          <text:span text:style-name="textbf"><text:span text:style-name="ecbx-1000">0.55</text:span></text:span>         </text:p>
          </table:table-cell>
          <table:table-cell table:style-name="TBL-2-15-6">
            <text:p text:style-name="sty-R11C">      0.55      </text:p>
          </table:table-cell>
          <table:table-cell table:style-name="TBL-2-15-7">
            <text:p text:style-name="sty-R11C">           0.9229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6-">
          <table:table-cell table:number-columns-spanned="2" table:style-name="TBL-2-16-1">
            <text:p text:style-name="sty-L10C">         Olmaz     </text:p>
          </table:table-cell>
          <table:table-cell table:style-name="TBL-2-16-3">
            <text:p text:style-name="sty-R11C">  bd1758b6-297b-47fe-97b7-bf5d94f23049  </text:p>
          </table:table-cell>
          <table:table-cell table:style-name="TBL-2-16-4">
            <text:p text:style-name="sty-R11C">               0.94               </text:p>
          </table:table-cell>
          <table:table-cell table:style-name="TBL-2-16-5">
            <text:p text:style-name="sty-R11C">           0.84           </text:p>
          </table:table-cell>
          <table:table-cell table:style-name="TBL-2-16-6">
            <text:p text:style-name="sty-R11C">      <text:span text:style-name="textbf"><text:span text:style-name="ecbx-1000">0.84</text:span></text:span>     </text:p>
          </table:table-cell>
          <table:table-cell table:style-name="TBL-2-16-7">
            <text:p text:style-name="sty-R11C">           0.9298           </text:p>
          </table:table-cell>
        </table:table-row>
        <table:table-row table:style-name="hline-row"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  <table:table-cell table:style-name="hline-cell" table:value-type="string">
            <text:p text:style-name="hline-p-hr"/>
          </table:table-cell>
        </table:table-row>
        <table:table-row table:style-name="TBL-2-17-">
          <table:table-cell table:number-columns-spanned="2" table:style-name="TBL-2-17-1">
            <text:p text:style-name="sty-L10C">          <text:span text:style-name="Emphasis"><text:span text:style-name="ecti-1000">total</text:span></text:span>      </text:p>
          </table:table-cell>
          <table:table-cell table:style-name="TBL-2-17-3">
            <text:p text:style-name="sty-R11C">                                    </text:p>
          </table:table-cell>
          <table:table-cell table:style-name="TBL-2-17-4">
            <text:p text:style-name="sty-R11C">               <text:span text:style-name="Emphasis"><text:span text:style-name="ecti-1000">0.88</text:span></text:span>         </text:p>
          </table:table-cell>
          <table:table-cell table:style-name="TBL-2-17-5">
            <text:p text:style-name="sty-R11C">           0.67       </text:p>
          </table:table-cell>
          <table:table-cell table:style-name="TBL-2-17-6">
            <text:p text:style-name="sty-R11C">      <text:span text:style-name="Emphasis"><text:span text:style-name="ecti-1000">0.78</text:span></text:span>    </text:p>
          </table:table-cell>
          <table:table-cell table:style-name="TBL-2-17-7">
            <text:p text:style-name="sty-R11C">           0.9004           </text:p>
          </table:table-cell>
        </table:table-row>
      </table:table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ty-LR11C" style:family="paragraph" style:parent-style-name="Standard">
      <style:paragraph-properties fo:padding-left="0.17cm" fo:padding-right="0.17cm" fo:wrap-option="no-wrap" fo:text-align="center" fo:border-left="0.01cm solid #000000" fo:border-right="0.01cm solid #000000" style:justify-single-word="false"/>
    </style:style>
    <style:style style:name="sty-R11C" style:family="paragraph" style:parent-style-name="Standard">
      <style:paragraph-properties fo:padding-left="0.17cm" fo:padding-right="0.17cm" fo:wrap-option="no-wrap" fo:text-align="center" fo:border-right="0.01cm solid #000000" style:justify-single-word="false"/>
    </style:style>
    <style:style style:name="sty-L10C" style:family="paragraph" style:parent-style-name="Standard">
      <style:paragraph-properties fo:padding-left="0.17cm" fo:padding-right="0cm" fo:wrap-option="no-wrap" fo:text-align="center" fo:border-left="0.01cm solid #000000" style:justify-single-word="false"/>
    </style:style>
    <style:style style:name="sty-L10R" style:family="paragraph" style:parent-style-name="Standard">
      <style:paragraph-properties fo:padding-left="0.17cm" fo:padding-right="0cm" fo:wrap-option="no-wrap" fo:text-align="end" fo:border-left="0.01cm solid #000000" style:justify-single-word="false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TableResultsPhraseLevel.tex, options: xhtml,ooffice,html,refcaption 
(http://www.cse.ohio-state.edu/~gurari/TeX4ht/)  
</meta:initial-creator>
    <meta:generator>TeX4ht from TableResultsPhraseLevel.tex, options: xhtml,ooffice,html,refcaption 
(http://www.cse.ohio-state.edu/~gurari/TeX4ht/)  
</meta:generator>
    <meta:creation-date>2015-05-25 16:44:00</meta:creation-date>
    <dc:date>2015-05-25 16:44:00</dc:date>
  </office:meta>
</office:document-meta>
</file>